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038d" officeooo:paragraph-rsid="0019e178"/>
    </style:style>
    <style:style style:name="P2" style:family="paragraph" style:parent-style-name="Standard">
      <style:text-properties officeooo:rsid="0000038d" officeooo:paragraph-rsid="001bbda5"/>
    </style:style>
    <style:style style:name="P3" style:family="paragraph" style:parent-style-name="Standard">
      <style:text-properties officeooo:rsid="00003b5f" officeooo:paragraph-rsid="0019e178"/>
    </style:style>
    <style:style style:name="P4" style:family="paragraph" style:parent-style-name="Standard">
      <style:text-properties officeooo:rsid="0019e178" officeooo:paragraph-rsid="0019e178"/>
    </style:style>
    <style:style style:name="P5" style:family="paragraph" style:parent-style-name="Standard">
      <style:text-properties officeooo:rsid="001aff60" officeooo:paragraph-rsid="001aff60"/>
    </style:style>
    <style:style style:name="P6" style:family="paragraph" style:parent-style-name="Standard">
      <style:text-properties officeooo:rsid="001aff60" officeooo:paragraph-rsid="001bbda5"/>
    </style:style>
    <style:style style:name="P7" style:family="paragraph" style:parent-style-name="Standard">
      <style:text-properties officeooo:rsid="001d5ce9" officeooo:paragraph-rsid="001d5ce9"/>
    </style:style>
    <style:style style:name="T1" style:family="text">
      <style:text-properties officeooo:rsid="00017ed7"/>
    </style:style>
    <style:style style:name="T2" style:family="text">
      <style:text-properties officeooo:rsid="001bbda5"/>
    </style:style>
    <style:style style:name="T3" style:family="text">
      <style:text-properties officeooo:rsid="001d5c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</text:p>
      <text:p text:style-name="P1"/>
      <text:p text:style-name="P6"><text:span text:style-name="T2">2017-03-07</text:span></text:p>
      <text:p text:style-name="P6">bacteria cultured on standard medium </text:p>
      <text:p text:style-name="P5"/>
      <text:p text:style-name="P2"><text:span text:style-name="T2">2017-03-14 </text:span></text:p>
      <text:p text:style-name="P2"><text:span text:style-name="T2">grown bacteria spread on m</text:span>edium 1:</text:p>
      <text:p text:style-name="P1"/>
      <text:p text:style-name="P3">200ml water</text:p>
      <text:p text:style-name="P3">0.5g ground chalk</text:p>
      <text:p text:style-name="P3">2g glycerine</text:p>
      <text:p text:style-name="P3">3g store-bought agar</text:p>
      <text:p text:style-name="P3">6g NaCl</text:p>
      <text:p text:style-name="P3">3g yeast extract</text:p>
      <text:p text:style-name="P3">2g lactose <text:span text:style-name="T1">peptone</text:span></text:p>
      <text:p text:style-name="P3">2.5g sucrose</text:p>
      <text:p text:style-name="P3"/>
      <text:p text:style-name="P3">1/5 used for solid medium in petri dishes –<text:span text:style-name="T1"> very small growth</text:span></text:p>
      <text:p text:style-name="P3">1/5 diluted 80:70 with water and used for culturing bacteria in a flask – after cooling became solid</text:p>
      <text:p text:style-name="P3"/>
      <text:p text:style-name="P2"><text:span text:style-name="T2">2017-03-16</text:span></text:p>
      <text:p text:style-name="P2"><text:span text:style-name="T2">bacteria from the first batch spread on m</text:span>edium 2, <text:span text:style-name="T3">consisting of ingredients available from a supermarket and a pharmacy (except lactose peptone which was added for the color, but in the next round will be replaced with powdered milk)</text:span></text:p>
      <text:p text:style-name="P7"/>
      <text:p text:style-name="P1"><text:span text:style-name="T1">s</text:span>olid/liquid</text:p>
      <text:p text:style-name="P1">250ml/300ml water<text:tab/><text:tab/> <text:s text:c="12"/></text:p>
      <text:p text:style-name="P1">3g/1g agar<text:tab/><text:tab/><text:tab/><text:tab/><text:tab/><text:tab/></text:p>
      <text:p text:style-name="P1">6g sea salt<text:tab/><text:tab/><text:tab/><text:tab/><text:tab/></text:p>
      <text:p text:style-name="P1">0.5g ground chalk</text:p>
      <text:p text:style-name="P1">3g dry yeast</text:p>
      <text:p text:style-name="P1">2g/2,5 corn starch<text:tab/><text:tab/><text:tab/><text:tab/></text:p>
      <text:p text:style-name="P1">2g/2,5g sweet potato starch<text:tab/><text:tab/></text:p>
      <text:p text:style-name="P1">2g glycerine</text:p>
      <text:p text:style-name="P1">2g lactose peptone for blue color</text:p>
      <text:p text:style-name="P1"/>
      <text:p text:style-name="P5"><text:span text:style-name="T2">in 24h </text:span>bacteria <text:span text:style-name="T2">grew</text:span> rapidly on solid medium</text:p>
      <text:p text:style-name="P5"/>
      <text:p text:style-name="P6"><text:span text:style-name="T2">2017-03-17</text:span></text:p>
      <text:p text:style-name="P6">bacteria from the second batch dissolved in the liquid medi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22:15:02.087000000</meta:creation-date>
    <dc:date>2017-03-17T22:43:11.265000000</dc:date>
    <meta:editing-duration>PT28M7S</meta:editing-duration>
    <meta:editing-cycles>4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30" meta:word-count="150" meta:character-count="928" meta:non-whitespace-character-count="772"/>
  </office:meta>
</office:document-meta>
</file>